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dash" draw:stroke-dash="Fine_20_Dotted"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1cm" draw:marker-start-width="0cm" draw:marker-end-width="0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cm" draw:marker-start-width="0.05cm" draw:marker-end-width="0.0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marker-start-width="0.05cm" draw:marker-end-width="0.05cm" draw:fill="none" draw:fill-color="#ffffff" fo:min-height="1.55cm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width="0.2cm" svg:stroke-color="#000000" draw:fill="none" draw:fill-color="#ffffff" fo:min-height="1.55cm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width="0.2cm" svg:stroke-color="#000000" draw:fill="none" draw:fill-color="#ffffff" fo:min-height="2.5cm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width="0.2cm" svg:stroke-color="#000000" draw:fill="none" draw:fill-color="#ffffff" fo:min-height="1.05cm" fo:padding-top="0.225cm" fo:padding-bottom="0.225cm" fo:padding-left="0.35cm" fo:padding-right="0.35cm"/>
    </style:style>
    <style:style style:name="gr8" style:family="graphic" style:parent-style-name="objectwithoutfill">
      <style:graphic-properties svg:stroke-width="0.8cm" draw:marker-start-width="1.4cm" draw:marker-end="Arrow" draw:marker-end-width="1.5cm" draw:fill="none" draw:textarea-horizontal-align="center" draw:textarea-vertical-align="middle" fo:padding-top="0.525cm" fo:padding-bottom="0.525cm" fo:padding-left="0.65cm" fo:padding-right="0.6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TLPゴシック" style:font-pitch="variable" fo:font-size="32pt" style:font-size-asian="32pt" style:font-size-complex="32pt"/>
    </style:style>
    <style:style style:name="P4" style:family="paragraph">
      <style:paragraph-properties fo:margin-left="0cm" fo:margin-right="0cm" fo:text-indent="0cm"/>
      <style:text-properties fo:font-family="TLPゴシック" style:font-pitch="variable" fo:font-size="20pt" style:font-size-asian="20pt" style:font-size-complex="40pt"/>
    </style:style>
    <style:style style:name="T1" style:family="text">
      <style:text-properties fo:font-family="TLPゴシック" style:font-pitch="variable" fo:font-size="32pt" style:font-size-asian="32pt" style:font-size-complex="32pt"/>
    </style:style>
    <style:style style:name="T2" style:family="text">
      <style:text-properties fo:font-family="TLPゴシック" style:font-pitch="variable" fo:font-size="20pt" style:font-size-asian="2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17.8cm" svg:y1="2.9cm" svg:x2="17.8cm" svg:y2="21.9cm">
          <text:p/>
        </draw:line>
        <draw:line draw:style-name="gr1" draw:text-style-name="P1" draw:layer="layout" svg:x1="21.65cm" svg:y1="2.85cm" svg:x2="21.65cm" svg:y2="21.85cm">
          <text:p/>
        </draw:line>
        <draw:line draw:style-name="gr1" draw:text-style-name="P1" draw:layer="layout" svg:x1="9.45cm" svg:y1="2.95cm" svg:x2="9.45cm" svg:y2="21.95cm">
          <text:p/>
        </draw:line>
        <draw:line draw:style-name="gr1" draw:text-style-name="P1" draw:layer="layout" svg:x1="5.8cm" svg:y1="3cm" svg:x2="5.8cm" svg:y2="22cm">
          <text:p/>
        </draw:line>
        <draw:line draw:style-name="gr1" draw:text-style-name="P1" draw:layer="layout" svg:x1="1.95cm" svg:y1="8.55cm" svg:x2="25.45cm" svg:y2="8.55cm">
          <text:p/>
        </draw:line>
        <draw:line draw:style-name="gr1" draw:text-style-name="P1" draw:layer="layout" svg:x1="1.9cm" svg:y1="16.3cm" svg:x2="25.4cm" svg:y2="16.3cm">
          <text:p/>
        </draw:line>
        <draw:line draw:style-name="gr1" draw:text-style-name="P1" draw:layer="layout" svg:x1="1.85cm" svg:y1="20.05cm" svg:x2="25.35cm" svg:y2="20.05cm">
          <text:p/>
        </draw:line>
        <draw:line draw:style-name="gr1" draw:text-style-name="P1" draw:layer="layout" svg:x1="2cm" svg:y1="4.3cm" svg:x2="25.5cm" svg:y2="4.3cm">
          <text:p/>
        </draw:line>
        <draw:line draw:style-name="gr2" draw:text-style-name="P1" draw:layer="layout" svg:x1="13.5cm" svg:y1="1cm" svg:x2="13.5cm" svg:y2="22.5cm">
          <text:p/>
        </draw:line>
        <draw:line draw:style-name="gr3" draw:text-style-name="P1" draw:layer="layout" svg:x1="0.9cm" svg:y1="12.4cm" svg:x2="26.9cm" svg:y2="12.4cm">
          <text:p/>
        </draw:line>
        <draw:frame draw:style-name="gr4" draw:text-style-name="P3" draw:layer="layout" svg:width="2.5cm" svg:height="2cm" svg:x="11cm" svg:y="1cm">
          <draw:text-box>
            <text:p text:style-name="P2"><text:span text:style-name="T1">Im</text:span></text:p>
          </draw:text-box>
        </draw:frame>
        <draw:frame draw:style-name="gr5" draw:text-style-name="P3" draw:layer="layout" svg:width="2.44cm" svg:height="2cm" svg:x="23.5cm" svg:y="12.4cm">
          <draw:text-box>
            <text:p text:style-name="P2"><text:span text:style-name="T1">Re</text:span></text:p>
          </draw:text-box>
        </draw:frame>
        <draw:frame draw:style-name="gr6" draw:text-style-name="P2" draw:layer="layout" svg:width="2.5cm" svg:height="2.95cm" svg:x="21.5cm" svg:y="3cm">
          <draw:text-box>
            <text:p/>
          </draw:text-box>
        </draw:frame>
        <draw:frame draw:style-name="gr7" draw:text-style-name="P4" draw:layer="layout" svg:width="1.5cm" svg:height="1.5cm" svg:x="12cm" svg:y="12.9cm">
          <draw:text-box>
            <text:p text:style-name="P2"><text:span text:style-name="T2">0</text:span></text:p>
          </draw:text-box>
        </draw:frame>
        <draw:frame draw:style-name="gr7" draw:text-style-name="P4" draw:layer="layout" svg:width="1.5cm" svg:height="1.5cm" svg:x="18.3cm" svg:y="12.9cm">
          <draw:text-box>
            <text:p text:style-name="P2"><text:span text:style-name="T2">1</text:span></text:p>
          </draw:text-box>
        </draw:frame>
        <draw:frame draw:style-name="gr7" draw:text-style-name="P4" draw:layer="layout" svg:width="1.5cm" svg:height="1.5cm" svg:x="22cm" svg:y="13cm">
          <draw:text-box>
            <text:p text:style-name="P2"><text:span text:style-name="T2">2</text:span></text:p>
          </draw:text-box>
        </draw:frame>
        <draw:frame draw:style-name="gr7" draw:text-style-name="P4" draw:layer="layout" svg:width="1.5cm" svg:height="1.5cm" svg:x="13.8cm" svg:y="7cm">
          <draw:text-box>
            <text:p text:style-name="P2"><text:span text:style-name="T2">j</text:span></text:p>
          </draw:text-box>
        </draw:frame>
        <draw:frame draw:style-name="gr7" draw:text-style-name="P4" draw:layer="layout" svg:width="2cm" svg:height="1.5cm" svg:x="13.6cm" svg:y="2.4cm">
          <draw:text-box>
            <text:p text:style-name="P2"><text:span text:style-name="T2">2 j</text:span></text:p>
          </draw:text-box>
        </draw:frame>
        <draw:frame draw:style-name="gr7" draw:text-style-name="P4" draw:layer="layout" svg:width="1.5cm" svg:height="1.5cm" svg:x="7.6cm" svg:y="13cm">
          <draw:text-box>
            <text:p text:style-name="P2"><text:span text:style-name="T2">-1</text:span></text:p>
          </draw:text-box>
        </draw:frame>
        <draw:frame draw:style-name="gr7" draw:text-style-name="P4" draw:layer="layout" svg:width="1.5cm" svg:height="1.5cm" svg:x="4.1cm" svg:y="13cm">
          <draw:text-box>
            <text:p text:style-name="P2"><text:span text:style-name="T2">-2</text:span></text:p>
          </draw:text-box>
        </draw:frame>
        <draw:frame draw:style-name="gr7" draw:text-style-name="P4" draw:layer="layout" svg:width="2cm" svg:height="1.5cm" svg:x="13.7cm" svg:y="20.7cm">
          <draw:text-box>
            <text:p text:style-name="P2"><text:span text:style-name="T2">-2 j</text:span></text:p>
          </draw:text-box>
        </draw:frame>
        <draw:frame draw:style-name="gr7" draw:text-style-name="P4" draw:layer="layout" svg:width="1.5cm" svg:height="1.5cm" svg:x="13.6cm" svg:y="16.4cm">
          <draw:text-box>
            <text:p text:style-name="P2"><text:span text:style-name="T2">-j</text:span></text:p>
          </draw:text-box>
        </draw:frame>
        <draw:line draw:style-name="gr8" draw:text-style-name="P1" draw:layer="layout" svg:x1="6cm" svg:y1="20.5cm" svg:x2="13.5cm" svg:y2="12.5cm">
          <text:p/>
        </draw:line>
        <draw:line draw:style-name="gr8" draw:text-style-name="P1" draw:layer="layout" svg:x1="13.5cm" svg:y1="12.5cm" svg:x2="22cm" svg:y2="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otted" draw:display-name="Fine Dotted" draw:style="rect" draw:dots1="1" draw:distance="0.457cm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TLPゴシック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4.2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 LibreOffice_project/350m1$Build-2</meta:generator>
    <meta:creation-date>2007-11-28T13:51:55</meta:creation-date>
    <dc:date>2016-07-19T11:16:54</dc:date>
    <meta:editing-cycles>22</meta:editing-cycles>
    <meta:editing-duration>PT1H19M54S</meta:editing-duration>
    <dc:creator>tokai </dc:creator>
    <meta:document-statistic meta:object-count="24"/>
    <meta:user-defined meta:name="Info 1"/>
    <meta:user-defined meta:name="Info 2"/>
    <meta:user-defined meta:name="Info 3"/>
    <meta:user-defined meta:name="Info 4"/>
  </office:meta>
</office:document-meta>
</file>